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Elfes Noir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Elfes Noirs'.K3">
          <table:error-message table:message-type="stop" table:display="true"/>
        </table:content-validation>
        <table:content-validation table:name="val3" table:condition="of:cell-content-is-in-list(&quot;0&quot;;&quot;1&quot;;&quot;2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)" table:allow-empty-cell="false" table:display-list="unsorted" table:base-cell-address="'Elfes Noirs'.K5">
          <table:error-message table:message-type="stop" table:display="true"/>
        </table:content-validation>
        <table:content-validation table:name="val5" table:condition="of:cell-content-is-in-list(&quot;0&quot;;&quot;1&quot;;&quot;2&quot;;&quot;&quot;)" table:allow-empty-cell="false" table:display-list="unsorted" table:base-cell-address="'Elfes Noirs'.K6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Elfes Noirs'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'Elfes Noirs'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&quot;)" table:allow-empty-cell="true" table:display-list="unsorted" table:base-cell-address="'Elfes Sylvains'.K3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10" table:condition="of:cell-content-is-in-list(&quot;0&quot;;&quot;1&quot;;&quot;&quot;)" table:allow-empty-cell="false" table:display-list="unsorted" table:base-cell-address="'Elfes Noirs'.K7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true" table:display-list="unsorted" table:base-cell-address="Humains.K4"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;&quot;&quot;)" table:allow-empty-cell="false" table:display-list="unsorted" table:base-cell-address="Humains.K5">
          <table:error-message table:message-type="stop" table:display="true"/>
        </table:content-validation>
        <table:content-validation table:name="val13" table:condition="of:cell-content-is-in-list(&quot;0&quot;;&quot;1&quot;;&quot;2&quot;;&quot;&quot;)" table:allow-empty-cell="false" table:display-list="unsorted" table:base-cell-address="'Elfes Sylvains'.K5">
          <table:error-message table:message-type="stop" table:display="true"/>
        </table:content-validation>
        <table:content-validation table:name="val14" table:condition="of:cell-content-is-in-list(&quot;0&quot;;&quot;1&quot;;&quot;2&quot;;&quot;3&quot;;&quot;4&quot;;&quot;&quot;)" table:allow-empty-cell="false" table:display-list="unsorted" table:base-cell-address="'Elfes Noirs'.K8">
          <table:error-message table:message-type="stop" table:display="true"/>
        </table:content-validation>
        <table:content-validation table:name="val15" table:condition="of:cell-content-is-in-list(&quot;0&quot;;&quot;1&quot;;&quot;2&quot;;&quot;3&quot;;&quot;4&quot;;&quot;5&quot;;&quot;6&quot;)" table:allow-empty-cell="true" table:display-list="unsorted" table:base-cell-address="'Hauts Elfes'.K3">
          <table:error-message table:message-type="stop" table:display="true"/>
        </table:content-validation>
        <table:content-validation table:name="val16" table:condition="of:cell-content-is-in-list(&quot;0&quot;;&quot;1&quot;;&quot;2&quot;;&quot;&quot;)" table:allow-empty-cell="true" table:display-list="unsorted" table:base-cell-address="'Hauts Elfes'.K4">
          <table:error-message table:message-type="stop" table:display="true"/>
        </table:content-validation>
        <table:content-validation table:name="val17" table:condition="of:cell-content-is-in-list(&quot;0&quot;;&quot;1&quot;;&quot;&quot;)" table:allow-empty-cell="false" table:display-list="unsorted" table:base-cell-address="'Hauts Elfes'.K5">
          <table:error-message table:message-type="stop" table:display="true"/>
        </table:content-validation>
        <table:content-validation table:name="val18" table:condition="of:cell-content-is-in-list(&quot;0&quot;;&quot;1&quot;)" table:allow-empty-cell="true" table:display-list="unsorted" table:base-cell-address="Gobelins.K3">
          <table:error-message table:message-type="stop" table:display="true"/>
        </table:content-validation>
        <table:content-validation table:name="val19" table:condition="of:cell-content-is-in-list(&quot;0&quot;;&quot;1&quot;;&quot;&quot;)" table:allow-empty-cell="true" table:display-list="unsorted" table:base-cell-address="Gobelins.K6">
          <table:error-message table:message-type="stop" table:display="true"/>
        </table:content-validation>
        <table:content-validation table:name="val20" table:condition="of:cell-content-is-in-list(&quot;0&quot;;&quot;1&quot;;&quot;2&quot;)" table:allow-empty-cell="false" table:display-list="unsorted" table:base-cell-address="Gobelins.K7">
          <table:error-message table:message-type="stop" table:display="true"/>
        </table:content-validation>
      </table:content-validations>
      <table:table table:name="Elfes Noir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élestag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Assassin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rsuite, Poignard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itch</text:p>
          </table:table-cell>
          <table:table-cell office:value-type="float" office:value="111000" calcext:value-type="float">
            <text:p>111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énésie, Esquive, Rétablisseme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</table:table-row>
      </table:table>
      <table:table table:name="Elfes Sylv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, Spri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ardancers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Esquive, Sau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Treeman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Châtaigne, Stabilité, Bras Musclé, Prendre raci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Hauts Elfe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Hum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60000" calcext:value-type="float">
            <text:p>6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Pass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Ogre</text:p>
          </table:table-cell>
          <table:table-cell office:value-type="float" office:value="140000" calcext:value-type="float">
            <text:p>140 0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taire, Cerveau Lent, Châtaig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N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3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5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6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7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Gobel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Gobelin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Poids Plume, Min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Bombardier</text:p>
          </table:table-cell>
          <table:table-cell office:value-type="float" office:value="40000" calcext:value-type="float">
            <text:p>40 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mbardier, Esquive, Arme secrète, Min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Barjot</text:p>
          </table:table-cell>
          <table:table-cell office:value-type="float" office:value="40000" calcext:value-type="float">
            <text:p>40 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onçonneuse, Arme secrète, Min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8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Fanatique</text:p>
          </table:table-cell>
          <table:table-cell office:value-type="float" office:value="70000" calcext:value-type="float">
            <text:p>70 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îne et Boulet, Sans les mains, Arme secrète, Min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content-validation-name="val18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Bâton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Saut, Minus, Très Longues Jamb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+F+P</text:p>
          </table:table-cell>
          <table:table-cell table:content-validation-name="val19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taire, Toujours Affamé, Châtaigne, Gros Débile, Régénération, Lancer Coéquip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content-validation-name="val20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2]*[.K12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7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1:01:08.1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6-02T11:03:42.880000000</dc:date>
    <dc:creator>Stéphane Kmieciak</dc:creator>
    <meta:editing-duration>PT13H20M50S</meta:editing-duration>
    <meta:editing-cycles>28</meta:editing-cycles>
    <meta:generator>LibreOffice/5.2.3.3$Windows_x86 LibreOffice_project/d54a8868f08a7b39642414cf2c8ef2f228f780cf</meta:generator>
    <meta:document-statistic meta:table-count="9" meta:cell-count="880" meta:object-count="0"/>
  </office:meta>
</office:document-meta>
</file>